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09cm" fo:margin-left="0cm" table:align="left"/>
    </style:style>
    <style:style style:name="表格4.A" style:family="table-column">
      <style:table-column-properties style:column-width="7.9cm"/>
    </style:style>
    <style:style style:name="表格4.B" style:family="table-column">
      <style:table-column-properties style:column-width="9.10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2" style:family="table-row">
      <style:table-row-properties style:min-row-height="0.691cm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6.953cm" fo:margin-left="0.06cm" table:align="left"/>
    </style:style>
    <style:style style:name="表格3.A" style:family="table-column">
      <style:table-column-properties style:column-width="4.196cm"/>
    </style:style>
    <style:style style:name="表格3.B" style:family="table-column">
      <style:table-column-properties style:column-width="4.251cm"/>
    </style:style>
    <style:style style:name="表格3.C" style:family="table-column">
      <style:table-column-properties style:column-width="4.253cm"/>
    </style:style>
    <style:style style:name="表格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表格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3.4" style:family="table-row">
      <style:table-row-properties style:min-row-height="2.249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Text_20_body_20_indent">
      <style:text-properties officeooo:paragraph-rsid="00765699"/>
    </style:style>
    <style:style style:name="P3" style:family="paragraph" style:parent-style-name="Text_20_body_20_indent">
      <style:text-properties officeooo:paragraph-rsid="008728fd"/>
    </style:style>
    <style:style style:name="P4" style:family="paragraph" style:parent-style-name="Text_20_body_20_indent">
      <style:text-properties officeooo:rsid="009e3e0b" officeooo:paragraph-rsid="00a69190"/>
    </style:style>
    <style:style style:name="P5" style:family="paragraph" style:parent-style-name="Text_20_body_20_indent">
      <style:text-properties officeooo:rsid="00a205b5" officeooo:paragraph-rsid="009e3e0b"/>
    </style:style>
    <style:style style:name="P6" style:family="paragraph" style:parent-style-name="Text_20_body_20_indent">
      <style:text-properties officeooo:paragraph-rsid="00a69190"/>
    </style:style>
    <style:style style:name="P7" style:family="paragraph" style:parent-style-name="Text_20_body_20_indent">
      <style:text-properties officeooo:rsid="00765699" officeooo:paragraph-rsid="00a69190"/>
    </style:style>
    <style:style style:name="P8" style:family="paragraph" style:parent-style-name="Text_20_body_20_indent">
      <style:text-properties officeooo:rsid="00a43f03" officeooo:paragraph-rsid="00a69190"/>
    </style:style>
    <style:style style:name="P9" style:family="paragraph" style:parent-style-name="Text_20_body_20_indent">
      <style:text-properties officeooo:rsid="00a43f03" officeooo:paragraph-rsid="00ac9589"/>
    </style:style>
    <style:style style:name="P10" style:family="paragraph" style:parent-style-name="Text_20_body_20_indent">
      <style:text-properties officeooo:rsid="00aa96e4" officeooo:paragraph-rsid="00a69190"/>
    </style:style>
    <style:style style:name="P11" style:family="paragraph" style:parent-style-name="Text_20_body_20_indent">
      <style:text-properties officeooo:rsid="00ac9589" officeooo:paragraph-rsid="00ac9589"/>
    </style:style>
    <style:style style:name="P12" style:family="paragraph" style:parent-style-name="Text_20_body_20_indent">
      <style:text-properties officeooo:paragraph-rsid="00ac9589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华文黑体 - Kelvin" fo:font-size="15pt" style:font-name-asian="华文黑体 - Kelvin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style:font-name-asian="华文黑体 - Kelvin" style:font-size-asian="15pt" style:font-size-complex="15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19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officeooo:rsid="00678810" officeooo:paragraph-rsid="00678810" style:font-name-asian="华文黑体 - Kelvin1"/>
    </style:style>
    <style:style style:name="P20" style:family="paragraph" style:parent-style-name="Table_20_Contents">
      <style:text-properties officeooo:paragraph-rsid="00692858"/>
    </style:style>
    <style:style style:name="P21" style:family="paragraph" style:parent-style-name="Table_20_Contents">
      <style:text-properties style:font-name="FreeSerif" fo:font-size="10.5pt" style:font-name-asian="方正仿宋_GBK" style:font-size-asian="10.5pt" style:font-size-complex="12pt"/>
    </style:style>
    <style:style style:name="P22" style:family="paragraph" style:parent-style-name="Table_20_Contents">
      <style:text-properties style:font-name="FreeSerif" fo:font-size="10.5pt" officeooo:rsid="0070356d" officeooo:paragraph-rsid="0070356d" style:font-name-asian="方正仿宋_GBK" style:font-size-asian="10.5pt" style:font-size-complex="12pt"/>
    </style:style>
    <style:style style:name="P23" style:family="paragraph" style:parent-style-name="Table_20_Contents">
      <style:text-properties style:font-name="FreeSerif" fo:font-size="10.5pt" officeooo:rsid="008e27cb" officeooo:paragraph-rsid="008e27cb" style:font-name-asian="方正仿宋_GBK" style:font-size-asian="10.5pt" style:font-size-complex="12pt"/>
    </style:style>
    <style:style style:name="P24" style:family="paragraph" style:parent-style-name="Table_20_Contents">
      <style:text-properties officeooo:rsid="007c7005" officeooo:paragraph-rsid="00b66c2a"/>
    </style:style>
    <style:style style:name="P25" style:family="paragraph" style:parent-style-name="Table_20_Contents">
      <style:paragraph-properties fo:text-align="start" style:justify-single-word="false"/>
      <style:text-properties officeooo:paragraph-rsid="00b66c2a"/>
    </style:style>
    <style:style style:name="P26" style:family="paragraph" style:parent-style-name="Table_20_Contents">
      <style:paragraph-properties fo:text-align="start" style:justify-single-word="false"/>
      <style:text-properties officeooo:rsid="007da9b3" officeooo:paragraph-rsid="00b66c2a"/>
    </style:style>
    <style:style style:name="P27" style:family="paragraph" style:parent-style-name="Table_20_Contents">
      <style:text-properties officeooo:rsid="007da9b3" officeooo:paragraph-rsid="00b66c2a"/>
    </style:style>
    <style:style style:name="P28" style:family="paragraph" style:parent-style-name="Table_20_Contents">
      <style:text-properties officeooo:paragraph-rsid="0079be3f"/>
    </style:style>
    <style:style style:name="P29" style:family="paragraph" style:parent-style-name="Table_20_Contents">
      <style:text-properties officeooo:rsid="0092bdb5" officeooo:paragraph-rsid="0092bdb5"/>
    </style:style>
    <style:style style:name="P30" style:family="paragraph" style:parent-style-name="Table_20_Contents">
      <style:text-properties officeooo:rsid="0096e042" officeooo:paragraph-rsid="0096e042"/>
    </style:style>
    <style:style style:name="P31" style:family="paragraph" style:parent-style-name="Table_20_Contents">
      <style:text-properties officeooo:rsid="009f1cab" officeooo:paragraph-rsid="009f1cab"/>
    </style:style>
    <style:style style:name="P32" style:family="paragraph" style:parent-style-name="Table_20_Contents">
      <style:paragraph-properties fo:text-align="start" style:justify-single-word="false"/>
      <style:text-properties officeooo:rsid="0094c345" officeooo:paragraph-rsid="00b66c2a"/>
    </style:style>
    <style:style style:name="P33" style:family="paragraph" style:parent-style-name="Table_20_Contents">
      <style:text-properties officeooo:paragraph-rsid="00b66c2a"/>
    </style:style>
    <style:style style:name="P34" style:family="paragraph" style:parent-style-name="Table_20_Contents">
      <style:paragraph-properties fo:text-align="start" style:justify-single-word="false"/>
      <style:text-properties officeooo:rsid="00b48c32" officeooo:paragraph-rsid="00b66c2a"/>
    </style:style>
    <style:style style:name="P35" style:family="paragraph" style:parent-style-name="Table_20_Contents">
      <style:paragraph-properties fo:text-align="start" style:justify-single-word="false"/>
      <style:text-properties officeooo:rsid="008e27cb" officeooo:paragraph-rsid="00b66c2a"/>
    </style:style>
    <style:style style:name="P36" style:family="paragraph" style:parent-style-name="Table_20_Contents">
      <style:paragraph-properties fo:text-align="start" style:justify-single-word="false"/>
      <style:text-properties officeooo:rsid="00aa8d62" officeooo:paragraph-rsid="00b66c2a"/>
    </style:style>
    <style:style style:name="P37" style:family="paragraph" style:parent-style-name="Table_20_Contents">
      <style:paragraph-properties fo:text-align="start" style:justify-single-word="false"/>
      <style:text-properties officeooo:rsid="00b53d97" officeooo:paragraph-rsid="00b66c2a"/>
    </style:style>
    <style:style style:name="P38" style:family="paragraph" style:parent-style-name="Table_20_Contents">
      <style:paragraph-properties fo:text-align="start" style:justify-single-word="false"/>
      <style:text-properties officeooo:rsid="00b0122b" officeooo:paragraph-rsid="00b66c2a"/>
    </style:style>
    <style:style style:name="P39" style:family="paragraph" style:parent-style-name="Table_20_Contents">
      <style:paragraph-properties fo:text-align="start" style:justify-single-word="false"/>
      <style:text-properties officeooo:rsid="00b1bfed" officeooo:paragraph-rsid="00b66c2a"/>
    </style:style>
    <style:style style:name="P40" style:family="paragraph" style:parent-style-name="Table_20_Contents">
      <style:paragraph-properties fo:text-align="start" style:justify-single-word="false"/>
      <style:text-properties officeooo:rsid="00abae7c" officeooo:paragraph-rsid="00b66c2a"/>
    </style:style>
    <style:style style:name="P41" style:family="paragraph" style:parent-style-name="Table_20_Contents">
      <style:paragraph-properties fo:text-align="start" style:justify-single-word="false"/>
      <style:text-properties officeooo:rsid="00acdcb8" officeooo:paragraph-rsid="00b66c2a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text-properties officeooo:paragraph-rsid="0079be3f"/>
    </style:style>
    <style:style style:name="P44" style:family="paragraph" style:parent-style-name="Text_20_body">
      <style:text-properties officeooo:paragraph-rsid="0082343f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break-before="page"/>
      <style:text-properties officeooo:rsid="006b73d9" officeooo:paragraph-rsid="006b73d9"/>
    </style:style>
    <style:style style:name="P50" style:family="paragraph" style:parent-style-name="Text_20_body_20_indent">
      <style:text-properties officeooo:paragraph-rsid="00a205b5"/>
    </style:style>
    <style:style style:name="P51" style:family="paragraph" style:parent-style-name="Heading_20_2">
      <style:text-properties officeooo:paragraph-rsid="0082343f"/>
    </style:style>
    <style:style style:name="P52" style:family="paragraph" style:parent-style-name="Heading_20_2">
      <style:text-properties officeooo:paragraph-rsid="0079be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8c7a5b"/>
    </style:style>
    <style:style style:name="T3" style:family="text">
      <style:text-properties style:text-underline-style="none"/>
    </style:style>
    <style:style style:name="T4" style:family="text">
      <style:text-properties officeooo:rsid="0072731c"/>
    </style:style>
    <style:style style:name="T5" style:family="text">
      <style:text-properties officeooo:rsid="007da9b3"/>
    </style:style>
    <style:style style:name="T6" style:family="text">
      <style:text-properties officeooo:rsid="0089fc35"/>
    </style:style>
    <style:style style:name="T7" style:family="text">
      <style:text-properties officeooo:rsid="0092bdb5"/>
    </style:style>
    <style:style style:name="T8" style:family="text">
      <style:text-properties officeooo:rsid="009e3e0b"/>
    </style:style>
    <style:style style:name="T9" style:family="text">
      <style:text-properties officeooo:rsid="00a5fcdc"/>
    </style:style>
    <style:style style:name="T10" style:family="text">
      <style:text-properties officeooo:rsid="00b1ade1"/>
    </style:style>
    <style:style style:name="T11" style:family="text">
      <style:text-properties officeooo:rsid="00765699"/>
    </style:style>
    <style:style style:name="T12" style:family="text">
      <style:text-properties officeooo:rsid="00b48c32"/>
    </style:style>
    <style:style style:name="T13" style:family="text">
      <style:text-properties officeooo:rsid="00b1bfed"/>
    </style:style>
    <style:style style:name="T14" style:family="text">
      <style:text-properties officeooo:rsid="00aa8d62"/>
    </style:style>
    <style:style style:name="T15" style:family="text">
      <style:text-properties officeooo:rsid="00b53d97"/>
    </style:style>
    <style:style style:name="T16" style:family="text">
      <style:text-properties officeooo:rsid="00abc3e3"/>
    </style:style>
    <style:style style:name="T17" style:family="text">
      <style:text-properties officeooo:rsid="00adcc0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7">Star</text:span>涉众分析报告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7"/>
      <text:p text:style-name="P16"><text:span text:style-name="T3"><text:s/>小组成员 </text:span><text:span text:style-name="T1"><text:s text:c="3"/>王梦娟 <text:s text:c="2"/>董梦丹 <text:s text:c="2"/>徐丹 <text:s text:c="2"/></text:span><text:span text:style-name="T2">古长蓉</text:span></text:p>
      <text:p text:style-name="P16"><text:s/></text:p>
      <text:p text:style-name="P18"/>
      <text:p text:style-name="P14"/>
      <text:p text:style-name="P14">重庆师范大学软件工程系</text:p>
      <text:p text:style-name="P14"/>
      <text:p text:style-name="P14"/>
      <text:p text:style-name="P14"/>
      <text:p text:style-name="P14"/>
      <text:p text:style-name="P14"/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<text:soft-page-break/>目录</text:h>
          </text:index-title>
          <text:p text:style-name="P46"><text:a xlink:type="simple" xlink:href="#__RefHeading___Toc2762_2663527928" text:style-name="Index_20_Link" text:visited-style-name="Index_20_Link">第1章 涉众类型<text:tab/>3</text:a></text:p>
          <text:p text:style-name="P47"><text:a xlink:type="simple" xlink:href="#__RefHeading___Toc2764_2663527928" text:style-name="Index_20_Link" text:visited-style-name="Index_20_Link">1.1. 项目涉众<text:tab/>3</text:a></text:p>
          <text:p text:style-name="P47"><text:a xlink:type="simple" xlink:href="#__RefHeading___Toc2766_2663527928" text:style-name="Index_20_Link" text:visited-style-name="Index_20_Link">1.2. 系统涉众<text:tab/>3</text:a></text:p>
          <text:p text:style-name="P46"><text:a xlink:type="simple" xlink:href="#__RefHeading___Toc2768_2663527928" text:style-name="Index_20_Link" text:visited-style-name="Index_20_Link">第2章 <text:s/>用户类型<text:tab/>4</text:a></text:p>
          <text:p text:style-name="P47"><text:a xlink:type="simple" xlink:href="#__RefHeading___Toc2770_2663527928" text:style-name="Index_20_Link" text:visited-style-name="Index_20_Link">2.1. 用户类型分析<text:tab/>4</text:a></text:p>
          <text:p text:style-name="P46"><text:a xlink:type="simple" xlink:href="#__RefHeading___Toc2776_2663527928" text:style-name="Index_20_Link" text:visited-style-name="Index_20_Link">第3章 <text:s/>确定涉众代表<text:tab/>5</text:a></text:p>
          <text:p text:style-name="P47"><text:a xlink:type="simple" xlink:href="#__RefHeading___Toc2778_2663527928" text:style-name="Index_20_Link" text:visited-style-name="Index_20_Link">3.1. 确定涉众代表<text:tab/>5</text:a></text:p>
          <text:p text:style-name="P46"><text:a xlink:type="simple" xlink:href="#__RefHeading___Toc1002_1895839363" text:style-name="Index_20_Link" text:visited-style-name="Index_20_Link">第4章 确定涉众角色<text:tab/>6</text:a></text:p>
          <text:p text:style-name="P47"><text:a xlink:type="simple" xlink:href="#__RefHeading___Toc1004_1895839363" text:style-name="Index_20_Link" text:visited-style-name="Index_20_Link">4.1. 确定涉众角色<text:tab/>6</text:a></text:p>
        </text:index-body>
      </text:table-of-content>
      <text:p text:style-name="P14"/>
      <text:p text:style-name="P13"/>
      <text:p text:style-name="P14"/>
      <text:h text:style-name="Heading_20_1" text:outline-level="1"><text:bookmark-start text:name="__RefHeading___Toc2762_2663527928"/>涉众类型<text:bookmark-end text:name="__RefHeading___Toc2762_2663527928"/></text:h>
      <text:h text:style-name="Heading_20_2" text:outline-level="2"><text:bookmark-start text:name="__RefHeading___Toc2764_2663527928"/>项目涉众<text:bookmark-end text:name="__RefHeading___Toc2764_2663527928"/></text:h>
      <text:p text:style-name="Text_20_body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项目涉众</text:p>
          </table:table-cell>
          <table:table-cell table:style-name="表格1.B1" office:value-type="string">
            <text:p text:style-name="Table_20_Contents">简要描述</text:p>
          </table:table-cell>
        </table:table-row>
        <table:table-row>
          <table:table-cell table:style-name="表格1.A2" office:value-type="string">
            <text:p text:style-name="Table_20_Contents">赞助人</text:p>
          </table:table-cell>
          <table:table-cell table:style-name="表格1.B2" office:value-type="string">
            <text:p text:style-name="Table_20_Contents">为项目提供资金支持</text:p>
          </table:table-cell>
        </table:table-row>
        <table:table-row>
          <table:table-cell table:style-name="表格1.A2" office:value-type="string">
            <text:p text:style-name="Table_20_Contents">发起人</text:p>
          </table:table-cell>
          <table:table-cell table:style-name="表格1.B2" office:value-type="string">
            <text:p text:style-name="Table_20_Contents">项目的提出者</text:p>
          </table:table-cell>
        </table:table-row>
        <table:table-row>
          <table:table-cell table:style-name="表格1.A2" office:value-type="string">
            <text:p text:style-name="Table_20_Contents">开发人员</text:p>
          </table:table-cell>
          <table:table-cell table:style-name="表格1.B2" office:value-type="string">
            <text:p text:style-name="Table_20_Contents">项目的设计，实现，测试，维护人员</text:p>
          </table:table-cell>
        </table:table-row>
        <table:table-row>
          <table:table-cell table:style-name="表格1.A2" office:value-type="string">
            <text:p text:style-name="P30">运维部门</text:p>
          </table:table-cell>
          <table:table-cell table:style-name="表格1.B2" office:value-type="string">
            <text:p text:style-name="Table_20_Contents">负责软件系统的更新，改进</text:p>
          </table:table-cell>
        </table:table-row>
      </table:table>
      <text:p text:style-name="P20"/>
      <text:h text:style-name="Heading_20_2" text:outline-level="2"><text:bookmark-start text:name="__RefHeading___Toc2766_2663527928"/>系统涉众<text:bookmark-end text:name="__RefHeading___Toc2766_2663527928"/></text:h>
      <text:p text:style-name="Text_20_body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Table_20_Contents">系统涉众</text:p>
          </table:table-cell>
          <table:table-cell table:style-name="表格2.B1" office:value-type="string">
            <text:p text:style-name="Table_20_Contents">简要描述</text:p>
          </table:table-cell>
        </table:table-row>
        <table:table-row>
          <table:table-cell table:style-name="表格2.A2" office:value-type="string">
            <text:p text:style-name="Table_20_Contents">用户</text:p>
          </table:table-cell>
          <table:table-cell table:style-name="表格2.B2" office:value-type="string">
            <text:p text:style-name="Table_20_Contents">直接使用软件的人</text:p>
          </table:table-cell>
        </table:table-row>
        <table:table-row>
          <table:table-cell table:style-name="表格2.A2" office:value-type="string">
            <text:p text:style-name="P31">监管机构</text:p>
          </table:table-cell>
          <table:table-cell table:style-name="表格2.B2" office:value-type="string">
            <text:p text:style-name="Table_20_Contents">主要职能是对视频内容的管理和对有关广播电视法律、法规的行政执法的机构。</text:p>
          </table:table-cell>
        </table:table-row>
        <table:table-row>
          <table:table-cell table:style-name="表格2.A2" office:value-type="string">
            <text:p text:style-name="P29">影视提供者</text:p>
          </table:table-cell>
          <table:table-cell table:style-name="表格2.B2" office:value-type="string">
            <text:p text:style-name="Table_20_Contents">为软件提供影视资源</text:p>
          </table:table-cell>
        </table:table-row>
        <table:table-row>
          <table:table-cell table:style-name="表格2.A2" office:value-type="string">
            <text:p text:style-name="P30">运营部门</text:p>
          </table:table-cell>
          <table:table-cell table:style-name="表格2.B2" office:value-type="string">
            <text:p text:style-name="Table_20_Contents">负责软件的影视资源管理和用户管理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49" text:outline-level="1"><text:bookmark-start text:name="__RefHeading___Toc2768_2663527928"/><text:s/>用户类型<text:bookmark-end text:name="__RefHeading___Toc2768_2663527928"/></text:h>
      <text:h text:style-name="P51" text:outline-level="2"><text:bookmark-start text:name="__RefHeading___Toc2770_2663527928"/>用户类型分析<text:bookmark-end text:name="__RefHeading___Toc2770_2663527928"/></text:h>
      <text:p text:style-name="P44"/>
      <text:p text:style-name="P6">1.<text:span text:style-name="T9">熟悉电脑和手机的</text:span>用户：软件用户的大部分，<text:span text:style-name="T9">使用系统观看影视节目。</text:span></text:p>
      <text:p text:style-name="P6"><text:tab/><text:tab/>特征：年龄主要集中于年轻群体，学习能力较强，有探索新技术的兴趣，以观<text:tab/><text:tab/>看影视节目为主要目的。</text:p>
      <text:p text:style-name="P6"><text:tab/><text:tab/>能力：能够熟练的操作电脑和手机，接收新技术的能力较强。</text:p>
      <text:p text:style-name="P6"><text:tab/><text:tab/>成功标准：便捷性，稳定性。</text:p>
      <text:p text:style-name="P3"/>
      <text:p text:style-name="P7">2.<text:span text:style-name="T10">不熟悉电脑和手机的</text:span>用户：软件用户的少部分，<text:span text:style-name="T9">使用系统观看影视节目</text:span>。</text:p>
      <text:p text:style-name="P7"><text:tab/><text:tab/>特征：<text:span text:style-name="T9">年龄主要集中于中老年群体，不关注新技术的发展，以观看影视节目为<text:tab/><text:tab/>主要目的。</text:span></text:p>
      <text:p text:style-name="P7"><text:tab/><text:tab/>能力：能够简单操作电脑和手机，<text:span text:style-name="T9">接收新事物的能力较差。</text:span></text:p>
      <text:p text:style-name="P6"><text:tab/><text:tab/>成功标准：便捷性，稳定性，易操作。</text:p>
      <text:p text:style-name="P2"/>
      <text:p text:style-name="P4">3.<text:span text:style-name="T11">自由发布人：软件用户的一部分，爱好分享视频。</text:span></text:p>
      <text:p text:style-name="P7"><text:tab/><text:tab/>特征：年龄主要集中于年轻群体，目的多元化，对新兴技术有强烈的探索欲，<text:tab/><text:tab/>除了观看影视节目外，也会发布视频。</text:p>
      <text:p text:style-name="P7"><text:tab/><text:tab/>能力：能够熟练使用电子产品，接受新技术的能力较强。</text:p>
      <text:p text:style-name="P4"><text:tab/><text:tab/>成功标准：便捷性，稳定性，多元化。</text:p>
      <text:p text:style-name="P4"/>
      <text:p text:style-name="P10">4.维护用户和服务的技术人员：软件用户的少部分，参与和支持系统的维护。</text:p>
      <text:p text:style-name="P8"><text:tab/><text:tab/>特征：<text:span text:style-name="T8">具有计算机相关专业背景，</text:span>熟悉系统内部逻辑，经验丰富，技术能力强。</text:p>
      <text:p text:style-name="P8"><text:tab/><text:tab/>能力：熟悉计算机操作，能够维护、更新系统，保证软件的正常运行。</text:p>
      <text:p text:style-name="P9"><text:tab/><text:tab/>成功标准：稳定性，可维护性。</text:p>
      <text:p text:style-name="P9"/>
      <text:p text:style-name="P11">5.影视编辑：软件用户的少部分，负责影视资源的采集、推送、下架工作和影视内容的分类、编辑。</text:p>
      <text:p text:style-name="P12"><text:span text:style-name="T16"><text:tab/> <text:s text:c="4"/>特征：了解</text:span>影视专业知识，有创新意识，对时势有敏锐触觉</text:p>
      <text:p text:style-name="P12"><text:tab/> <text:s text:c="4"/>能力：熟练掌握剪辑软件以及办公软件，能够对视频文件有创意性的编辑</text:p>
      <text:p text:style-name="P11"><text:tab/> <text:s text:c="4"/>成功标准：可读性，合法性，创新性，即时性</text:p>
      <text:p text:style-name="P8"/>
      <text:p text:style-name="P5"/>
      <text:p text:style-name="P50"/>
      <text:h text:style-name="P48" text:outline-level="1"><text:bookmark-start text:name="__RefHeading___Toc2776_2663527928"/><text:s/>确定涉众代表<text:bookmark-end text:name="__RefHeading___Toc2776_2663527928"/></text:h>
      <text:h text:style-name="Heading_20_2" text:outline-level="2"><text:bookmark-start text:name="__RefHeading___Toc2778_2663527928"/>确定涉众代表<text:bookmark-end text:name="__RefHeading___Toc2778_2663527928"/></text:h>
      <text:p text:style-name="Text_20_body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21">涉众代表</text:p>
          </table:table-cell>
          <table:table-cell table:style-name="表格4.B1" office:value-type="string">
            <text:p text:style-name="P21">涉众类型</text:p>
          </table:table-cell>
        </table:table-row>
        <table:table-row table:style-name="表格4.2">
          <table:table-cell table:style-name="表格4.A2" office:value-type="string">
            <text:p text:style-name="P22">项目经理（<text:span text:style-name="T6">Lucy</text:span>）</text:p>
          </table:table-cell>
          <table:table-cell table:style-name="表格4.B2" office:value-type="string">
            <text:p text:style-name="P21">发起人</text:p>
          </table:table-cell>
        </table:table-row>
        <table:table-row>
          <table:table-cell table:style-name="表格4.A2" office:value-type="string">
            <text:p text:style-name="P22">投资方代表（<text:span text:style-name="T6">Mary</text:span>）</text:p>
          </table:table-cell>
          <table:table-cell table:style-name="表格4.B2" office:value-type="string">
            <text:p text:style-name="P21">赞助人</text:p>
          </table:table-cell>
        </table:table-row>
        <table:table-row>
          <table:table-cell table:style-name="表格4.A2" office:value-type="string">
            <text:p text:style-name="P22">开发小组组长（王梦娟）</text:p>
          </table:table-cell>
          <table:table-cell table:style-name="表格4.B2" office:value-type="string">
            <text:p text:style-name="P21">开发团队</text:p>
          </table:table-cell>
        </table:table-row>
        <table:table-row>
          <table:table-cell table:style-name="表格4.A2" office:value-type="string">
            <text:p text:style-name="P22">用户代表（刘媚帅，李小英）</text:p>
          </table:table-cell>
          <table:table-cell table:style-name="表格4.B2" office:value-type="string">
            <text:p text:style-name="P21">用户，影视提供者</text:p>
          </table:table-cell>
        </table:table-row>
        <table:table-row>
          <table:table-cell table:style-name="表格4.A2" office:value-type="string">
            <text:p text:style-name="P22">负责影视内容审查的权威机构代表（<text:span text:style-name="T6">Justin</text:span>）</text:p>
          </table:table-cell>
          <table:table-cell table:style-name="表格4.B2" office:value-type="string">
            <text:p text:style-name="P21">监察机构</text:p>
          </table:table-cell>
        </table:table-row>
        <table:table-row>
          <table:table-cell table:style-name="表格4.A2" office:value-type="string">
            <text:p text:style-name="P22">影视公司代表（<text:span text:style-name="T7">Lily）</text:span></text:p>
          </table:table-cell>
          <table:table-cell table:style-name="表格4.B2" office:value-type="string">
            <text:p text:style-name="P23">影视提供者</text:p>
          </table:table-cell>
        </table:table-row>
        <table:table-row>
          <table:table-cell table:style-name="表格4.A2" office:value-type="string">
            <text:p text:style-name="P22">监察部门代表（董梦丹）</text:p>
          </table:table-cell>
          <table:table-cell table:style-name="表格4.B2" office:value-type="string">
            <text:p text:style-name="P23">监察部门</text:p>
          </table:table-cell>
        </table:table-row>
        <table:table-row>
          <table:table-cell table:style-name="表格4.A2" office:value-type="string">
            <text:p text:style-name="P22">运维部门代表（古长蓉）</text:p>
          </table:table-cell>
          <table:table-cell table:style-name="表格4.B2" office:value-type="string">
            <text:p text:style-name="P23">运维部门</text:p>
          </table:table-cell>
        </table:table-row>
        <table:table-row>
          <table:table-cell table:style-name="表格4.A2" office:value-type="string">
            <text:p text:style-name="P22">运营部门代表（徐丹）</text:p>
          </table:table-cell>
          <table:table-cell table:style-name="表格4.B2" office:value-type="string">
            <text:p text:style-name="P23">运营部门</text:p>
          </table:table-cell>
        </table:table-row>
      </table:table>
      <text:p text:style-name="Text_20_body"/>
      <text:p text:style-name="Table_20_Contents"/>
      <text:p text:style-name="Table_20_Contents"/>
      <text:p text:style-name="P45"><text:tab/></text:p>
      <text:p text:style-name="P42"/>
      <text:h text:style-name="P48" text:outline-level="1"><text:bookmark-start text:name="__RefHeading___Toc1002_1895839363"/>确定涉众角色<text:bookmark-end text:name="__RefHeading___Toc1002_1895839363"/></text:h>
      <text:h text:style-name="P52" text:outline-level="2"><text:bookmark-start text:name="__RefHeading___Toc1004_1895839363"/>确定涉众角色<text:bookmark-end text:name="__RefHeading___Toc1004_1895839363"/></text:h>
      <text:p text:style-name="P43"/>
      <text:p text:style-name="P28"/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row>
          <table:table-cell table:style-name="表格3.A1" office:value-type="string">
            <text:p text:style-name="Table_20_Contents">涉众角色</text:p>
          </table:table-cell>
          <table:table-cell table:style-name="表格3.A1" office:value-type="string">
            <text:p text:style-name="Table_20_Contents">简要描述</text:p>
          </table:table-cell>
          <table:table-cell table:style-name="表格3.A1" office:value-type="string">
            <text:p text:style-name="Table_20_Contents">职责</text:p>
          </table:table-cell>
          <table:table-cell table:style-name="表格3.D1" office:value-type="string">
            <text:p text:style-name="Table_20_Contents">参与</text:p>
          </table:table-cell>
        </table:table-row>
        <table:table-row>
          <table:table-cell table:style-name="表格3.A2" office:value-type="string">
            <text:p text:style-name="P33">观众</text:p>
          </table:table-cell>
          <table:table-cell table:style-name="表格3.A2" office:value-type="string">
            <text:p text:style-name="P33">软件的直接使用者代表，属于项目需求团队的关键成员</text:p>
          </table:table-cell>
          <table:table-cell table:style-name="表格3.A2" office:value-type="string">
            <text:p text:style-name="P33">负责将用户群体对系统的期望、需要和需求带到项目团队</text:p>
          </table:table-cell>
          <table:table-cell table:style-name="表格3.D2" office:value-type="string">
            <text:p text:style-name="P25">1.参与需求捕获，提出相关需求</text:p>
            <text:p text:style-name="P25"><text:span text:style-name="T12">2</text:span>.参与用况建模，提出相关意见</text:p>
            <text:p text:style-name="P25"><text:span text:style-name="T12">3</text:span>.在开发后期对软件制品进行体验，并反馈</text:p>
            <text:p text:style-name="P34">4. 使用软件成品，提出相关改进建议</text:p>
          </table:table-cell>
        </table:table-row>
        <table:table-row>
          <table:table-cell table:style-name="表格3.A2" office:value-type="string">
            <text:p text:style-name="P27">影视提供者</text:p>
          </table:table-cell>
          <table:table-cell table:style-name="表格3.A2" office:value-type="string">
            <text:p text:style-name="P27">为影视播放器提供影视资源的公司或者个人</text:p>
          </table:table-cell>
          <table:table-cell table:style-name="表格3.A2" office:value-type="string">
            <text:p text:style-name="P33">负责提供影视资源</text:p>
          </table:table-cell>
          <table:table-cell table:style-name="表格3.D2" office:value-type="string">
            <text:p text:style-name="P35">1.参与需求捕获，提出相关需求</text:p>
            <text:p text:style-name="P32">2.在开发后期对软件制品进行体验，并反馈</text:p>
            <text:p text:style-name="P34">3. 使用软件成品，提出相关改进建议</text:p>
          </table:table-cell>
        </table:table-row>
        <table:table-row table:style-name="表格3.4">
          <table:table-cell table:style-name="表格3.A2" office:value-type="string">
            <text:p text:style-name="P33">监管机构</text:p>
          </table:table-cell>
          <table:table-cell table:style-name="表格3.A2" office:value-type="string">
            <text:p text:style-name="P33">审查影视内容的权威机构</text:p>
          </table:table-cell>
          <table:table-cell table:style-name="表格3.A2" office:value-type="string">
            <text:p text:style-name="P33">说明软件需要为审查提供的接口</text:p>
          </table:table-cell>
          <table:table-cell table:style-name="表格3.D2" office:value-type="string">
            <text:p text:style-name="P35">1.参与需求捕获，提出相关需求</text:p>
            <text:p text:style-name="P25">2.在开发后期对软件制品进行体验，对接口进行测试，并提出意见</text:p>
          </table:table-cell>
        </table:table-row>
        <table:table-row>
          <table:table-cell table:style-name="表格3.A2" office:value-type="string">
            <text:p text:style-name="P24">项目管理小组</text:p>
          </table:table-cell>
          <table:table-cell table:style-name="表格3.A2" office:value-type="string">
            <text:p text:style-name="P33">项目的管理层，确定项目目标并制定项目规划，把握项目进度。</text:p>
          </table:table-cell>
          <table:table-cell table:style-name="表格3.A2" office:value-type="string">
            <text:p text:style-name="P33">负责确保作出在系统范围内的适当决策，确保项目进度和开发方向。</text:p>
          </table:table-cell>
          <table:table-cell table:style-name="表格3.D2" office:value-type="string">
            <text:p text:style-name="P26">1.确定项目的创建与资金支持</text:p>
            <text:p text:style-name="P36">2. 参与与软件需求相关的研讨会和评审</text:p>
            <text:p text:style-name="P37">3.管理和跟进项目的各阶段</text:p>
          </table:table-cell>
        </table:table-row>
        <table:table-row>
          <table:table-cell table:style-name="表格3.A2" office:value-type="string">
            <text:p text:style-name="P24">开发团队</text:p>
          </table:table-cell>
          <table:table-cell table:style-name="表格3.A2" office:value-type="string">
            <text:p text:style-name="P33">项目的设计，实现和维护团队</text:p>
          </table:table-cell>
          <table:table-cell table:style-name="表格3.A2" office:value-type="string">
            <text:p text:style-name="P33">负责对项目进行设计，编码及测试。</text:p>
          </table:table-cell>
          <table:table-cell table:style-name="表格3.D2" office:value-type="string">
            <text:p text:style-name="P25">1.参与需求捕获</text:p>
            <text:p text:style-name="P25"><text:span text:style-name="T13">2</text:span>.参与用况建模整个过程</text:p>
            <text:p text:style-name="P38"><text:span text:style-name="T13">3</text:span>.开发前期和中期根据获取的需求对系统进行设计、编码</text:p>
            <text:p text:style-name="P25"><text:span text:style-name="T13">4</text:span>.在开发后期对软件制品进行测试，并依据项目管理小组意见进行修改</text:p>
            <text:p text:style-name="P39">5.参与项目最终评审</text:p>
          </table:table-cell>
        </table:table-row>
        <table:table-row>
          <table:table-cell table:style-name="表格3.A2" office:value-type="string">
            <text:p text:style-name="P27">赞助人</text:p>
          </table:table-cell>
          <table:table-cell table:style-name="表格3.A2" office:value-type="string">
            <text:p text:style-name="P27">项目资金的提供者</text:p>
          </table:table-cell>
          <table:table-cell table:style-name="表格3.A2" office:value-type="string">
            <text:p text:style-name="P33">负责项目的资金<text:span text:style-name="T5">，以及业务领域的最终决策</text:span></text:p>
          </table:table-cell>
          <table:table-cell table:style-name="表格3.D2" office:value-type="string">
            <text:p text:style-name="P26">1.提供项目资金支持</text:p>
            <text:p text:style-name="P26"><text:span text:style-name="T14">2.</text:span>参与项目最终评审</text:p>
          </table:table-cell>
        </table:table-row>
        <table:table-row>
          <table:table-cell table:style-name="表格3.A2" office:value-type="string">
            <text:p text:style-name="P27">监察部门</text:p>
          </table:table-cell>
          <table:table-cell table:style-name="表格3.A2" office:value-type="string">
            <text:p text:style-name="P27">影视资源审核人员</text:p>
          </table:table-cell>
          <table:table-cell table:style-name="表格3.A2" office:value-type="string">
            <text:p text:style-name="P33">负责对影片提供者提供的影片进行审核</text:p>
          </table:table-cell>
          <table:table-cell table:style-name="表格3.D2" office:value-type="string">
            <text:p text:style-name="P35">1.参与需求捕获，提出相关需求</text:p>
            <text:p text:style-name="P40"><text:span text:style-name="T15">2</text:span>. 参与开发后期对软件制品的测试，并提出意见</text:p>
            <text:p text:style-name="P37">3.<text:span text:style-name="T12"> 使用软件成品，提出相关改进建议</text:span></text:p>
          </table:table-cell>
        </table:table-row>
        <text:soft-page-break/>
        <table:table-row>
          <table:table-cell table:style-name="表格3.A2" office:value-type="string">
            <text:p text:style-name="P27">运维部门</text:p>
          </table:table-cell>
          <table:table-cell table:style-name="表格3.A2" office:value-type="string">
            <text:p text:style-name="P27">系统更新和改进人员</text:p>
          </table:table-cell>
          <table:table-cell table:style-name="表格3.A2" office:value-type="string">
            <text:p text:style-name="P33">负责对系统成品进行改进和更新</text:p>
          </table:table-cell>
          <table:table-cell table:style-name="表格3.D2" office:value-type="string">
            <text:p text:style-name="P41">1. 参与软件成品的改进、更新，并生成报告</text:p>
          </table:table-cell>
        </table:table-row>
        <table:table-row>
          <table:table-cell table:style-name="表格3.A2" office:value-type="string">
            <text:p text:style-name="P27">运营部门</text:p>
          </table:table-cell>
          <table:table-cell table:style-name="表格3.A2" office:value-type="string">
            <text:p text:style-name="P27">系统资源管理人员</text:p>
          </table:table-cell>
          <table:table-cell table:style-name="表格3.A2" office:value-type="string">
            <text:p text:style-name="P33">负责对影片资源进行整理，对用户资源进行管理</text:p>
          </table:table-cell>
          <table:table-cell table:style-name="表格3.D2" office:value-type="string">
            <text:p text:style-name="P40">1. 参与开发后期对软件制品的测试，并提出意见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 style:parent-style-name="Graphics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9-06-23T16:33:31.538260758</dc:date>
    <meta:editing-duration>P1DT6H36M35S</meta:editing-duration>
    <meta:editing-cycles>25</meta:editing-cycles>
    <meta:generator>LibreOffice/6.1.6.3$Linux_X86_64 LibreOffice_project/10$Build-3</meta:generator>
    <meta:document-statistic meta:table-count="4" meta:image-count="0" meta:object-count="0" meta:page-count="7" meta:paragraph-count="139" meta:word-count="1789" meta:character-count="1953" meta:non-whitespace-character-count="1860"/>
  </office:meta>
</office:document-meta>
</file>